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211dd" officeooo:paragraph-rsid="001211dd"/>
    </style:style>
    <style:style style:name="P2" style:family="paragraph" style:parent-style-name="Text_20_body">
      <style:text-properties officeooo:paragraph-rsid="0013960f"/>
    </style:style>
    <style:style style:name="P3" style:family="paragraph" style:parent-style-name="Text_20_body">
      <style:text-properties officeooo:paragraph-rsid="0015025d"/>
    </style:style>
    <style:style style:name="P4" style:family="paragraph" style:parent-style-name="Title">
      <style:text-properties officeooo:rsid="00111eb2" officeooo:paragraph-rsid="00111eb2"/>
    </style:style>
    <style:style style:name="T1" style:family="text">
      <style:text-properties officeooo:rsid="001211dd"/>
    </style:style>
    <style:style style:name="T2" style:family="text">
      <style:text-properties officeooo:rsid="00138511"/>
    </style:style>
    <style:style style:name="T3" style:family="text">
      <style:text-properties officeooo:rsid="0013960f"/>
    </style:style>
    <style:style style:name="T4" style:family="text">
      <style:text-properties officeooo:rsid="0015025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11d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ire du dark web</text:p>
      <text:h text:style-name="P1" text:outline-level="1">A l’origine</text:h>
      <text:p text:style-name="P2"><text:span text:style-name="T3">Le dark web est crée par le gouvernement américain dans les années 70 pour permettre à leurs espions de communiquer tout en restant anonyme. </text:span></text:p>
      <text:p text:style-name="P3"><text:span text:style-name="T4">D</text:span><text:span text:style-name="T1">ans les années </text:span><text:span text:style-name="T2">19</text:span><text:span text:style-name="T1">90, </text:span><text:span text:style-name="T2">Le navigateur de recherche TOR est crée</text:span><text:span text:style-name="T1"> aux USA, </text:span><text:span text:style-name="T4">conceptualiser par </text:span><text:bookmark text:name="firstHeading"/><text:span text:style-name="T4">le philosophe </text:span><text:span text:style-name="T5">Paul Syverson</text:span><text:span text:style-name="T1"> </text:span><text:span text:style-name="T4">et deux informaticien </text:span><text:span text:style-name="T5">Roger Dingledine et Nick Mathewson</text:span> <text:span text:style-name="T4">au sein du </text:span><text:span text:style-name="T6">Naval Research Laboratory</text:span><text:span text:style-name="T1">, laboratoire de recherche de la marine des États-Unis </text:span><text:span text:style-name="T3">dans le but d’ouvrir leur réseau Dark Web aux grands public, permettant à ces derniers d’accéder facilement au « onion services« 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2T14:07:00.478000000</meta:creation-date>
    <dc:date>2022-01-12T14:38:53.762000000</dc:date>
    <meta:editing-duration>PT31M51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4" meta:word-count="93" meta:character-count="568" meta:non-whitespace-character-count="478"/>
  </office:meta>
</office:document-meta>
</file>